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T1" style:family="text">
      <style:text-properties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https://calculator.aws/#/estimate?nc2=h_ql_pr_calc&amp;id=28c22f0a8bf87ab8a94331c4672e7d9aec1ac633</text:span>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9T03:32:01.487000000</meta:creation-date>
    <dc:date>2024-11-09T03:32:06.173000000</dc:date>
    <meta:editing-duration>PT4S</meta:editing-duration>
    <meta:editing-cycles>1</meta:editing-cycles>
    <meta:generator>LibreOffice/24.8.2.1$Windows_X86_64 LibreOffice_project/0f794b6e29741098670a3b95d60478a65d05ef13</meta:generator>
    <meta:document-statistic meta:table-count="0" meta:image-count="0" meta:object-count="0" meta:page-count="1" meta:paragraph-count="1" meta:word-count="1" meta:character-count="95" meta:non-whitespace-character-count="94"/>
  </office:meta>
</office:document-meta>
</file>